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67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5409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1354in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name-asian="WenQuanYi Micro Hei" style:font-size-asian="11pt" style:font-style-asian="italic" style:font-weight-asian="normal" style:font-name-complex="VNI-Times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5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9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5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5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/>
    </style:style>
    <style:style style:name="T1" style:family="text">
      <style:text-properties style:font-name="Times New Roman" style:font-name-asian="WenQuanYi Micro Hei" style:font-name-complex="VNI-Times"/>
    </style:style>
    <style:style style:name="T2" style:family="text">
      <style:text-properties fo:font-style="normal" style:font-name-asian="WenQuanYi Micro Hei" style:font-style-asian="normal" style:font-weight-asian="bold" style:font-name-complex="VNI-Times" style:font-style-complex="normal" style:font-weight-complex="bold"/>
    </style:style>
    <style:style style:name="T3" style:family="text">
      <style:text-properties style:font-name-asian="WenQuanYi Micro Hei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48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8" office:value-type="string" table:number-columns-spanned="2" table:number-rows-spanned="1">
            <text:p><text:a xlink:href="python://o.name" xlink:type="simple">name</text:a></text:p>
          </table:table-cell>
          <table:covered-table-cell table:style-name="ce48"/>
          <table:table-cell table:style-name="ce63" office:value-type="string">
            <text:p>PHỤ LỤC</text:p>
          </table:table-cell>
          <table:table-cell table:style-name="ce71" office:value-type="string">
            <text:p><text:a xlink:href="python://get_so_phuluc(o.id)['so_phuluc']" xlink:type="simple">so_phuluc</text:a></text:p>
          </table:table-cell>
          <table:table-cell table:style-name="ce63" office:value-type="string">
            <text:p>NGƯỜI BÁN</text:p>
          </table:table-cell>
          <table:table-cell/>
          <table:table-cell table:style-name="ce89" office:value-type="string" table:number-columns-spanned="2" table:number-rows-spanned="1">
            <text:p><text:a xlink:href="python://o.company_id.name" xlink:type="simple">company_id</text:a></text:p>
          </table:table-cell>
          <table:covered-table-cell table:style-name="ce49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9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49"/>
          <table:table-cell table:style-name="ce63" office:value-type="string">
            <text:p>NGÀY</text:p>
          </table:table-cell>
          <table:table-cell table:style-name="ce71" office:value-type="string">
            <text:p><text:a xlink:href="python://convert_date(get_so_phuluc(o.id)['tu_ngay'])" xlink:type="simple">tu_ngay</text:a></text:p>
          </table:table-cell>
          <table:table-cell table:style-name="ce63" office:value-type="string">
            <text:p>KHÁCH HÀNG</text:p>
          </table:table-cell>
          <table:table-cell/>
          <table:table-cell table:style-name="ce90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49"/>
          <table:table-cell table:number-columns-repeated="1015"/>
        </table:table-row>
        <table:table-row table:style-name="ro6">
          <table:table-cell table:number-columns-repeated="5"/>
          <table:table-cell table:style-name="ce63" office:value-type="string">
            <text:p>ĐẠI LÝ</text:p>
          </table:table-cell>
          <table:table-cell/>
          <table:table-cell table:style-name="ce89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49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63" office:value-type="string">
            <text:p>THUẾ HH</text:p>
          </table:table-cell>
          <table:table-cell/>
          <table:table-cell table:style-name="ce91" office:value-type="string">
            <text:p><text:a xlink:href="python://get_tax_hh(o)" xlink:type="simple">get_tax_hh</text:a></text:p>
          </table:table-cell>
          <table:table-cell table:style-name="ce96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30"/>
          <table:table-cell table:style-name="ce50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72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76"/>
          <table:covered-table-cell table:style-name="ce30"/>
          <table:table-cell table:style-name="ce72" office:value-type="string" table:number-columns-spanned="1" table:number-rows-spanned="2">
            <text:p>Thời gian </text:p>
            <text:p>giao hàng</text:p>
          </table:table-cell>
          <table:table-cell table:style-name="ce72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8">
          <table:covered-table-cell table:style-name="ce6"/>
          <table:covered-table-cell table:style-name="ce31"/>
          <table:table-cell table:style-name="ce51" office:value-type="string">
            <text:p>MTS</text:p>
          </table:table-cell>
          <table:covered-table-cell table:style-name="ce64"/>
          <table:covered-table-cell table:style-name="ce51"/>
          <table:covered-table-cell table:style-name="ce77"/>
          <table:covered-table-cell table:style-name="ce83"/>
          <table:covered-table-cell table:number-columns-repeated="2" table:style-name="ce92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32"/>
          <table:covered-table-cell table:style-name="ce52"/>
          <table:covered-table-cell table:style-name="ce65"/>
          <table:covered-table-cell table:style-name="ce52"/>
          <table:covered-table-cell table:style-name="ce78"/>
          <table:covered-table-cell table:style-name="ce84"/>
          <table:covered-table-cell table:number-columns-repeated="2" table:style-name="ce93"/>
          <table:table-cell table:style-name="ce101" table:number-columns-repeated="248"/>
          <table:table-cell table:style-name="ce102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33"/>
          <table:table-cell table:style-name="ce53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53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85"/>
          <table:table-cell table:style-name="ce8" office:value-type="string">
            <text:p><text:a xlink:href="python://o.ngay_nhanhang" xlink:type="simple">ngay_nhanhang</text:a></text:p>
          </table:table-cell>
          <table:table-cell table:style-name="ce53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54"/>
          <table:covered-table-cell table:style-name="ce66"/>
          <table:covered-table-cell table:style-name="ce73"/>
          <table:covered-table-cell table:number-columns-repeated="2" table:style-name="ce79"/>
          <table:covered-table-cell table:style-name="ce66"/>
          <table:covered-table-cell table:style-name="ce97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35"/>
          <table:table-cell table:style-name="ce55"/>
          <table:table-cell table:style-name="ce67"/>
          <table:table-cell table:style-name="ce55"/>
          <table:table-cell table:style-name="ce80" table:number-columns-spanned="2" table:number-rows-spanned="1"/>
          <table:covered-table-cell table:style-name="ce86"/>
          <table:table-cell table:style-name="ce67"/>
          <table:table-cell table:style-name="ce98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56"/>
          <table:table-cell table:style-name="ce68"/>
          <table:table-cell table:style-name="ce56"/>
          <table:table-cell table:style-name="ce81" table:number-columns-repeated="2"/>
          <table:table-cell table:style-name="ce68"/>
          <table:table-cell table:style-name="ce56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36" office:value-type="string" table:number-columns-spanned="2" table:number-rows-spanned="1">
            <text:p><text:a xlink:href="python://o.dk_thanhtoan_id%20and%20o.dk_thanhtoan_id.name%20or%20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4" office:value-type="string" table:number-columns-spanned="9" table:number-rows-spanned="1">
            <text:p><text:a xlink:href="python://for%20each=%22sequence,line%20in%20enumerate(get_thanhtoan(o.id))%22" xlink:type="simple">for</text:a></text:p>
          </table:table-cell>
          <table:covered-table-cell table:style-name="ce12"/>
          <table:covered-table-cell table:number-columns-repeated="7" table:style-name="ce13"/>
          <table:table-cell table:number-columns-repeated="1015"/>
        </table:table-row>
        <table:table-row table:style-name="ro4">
          <table:table-cell table:style-name="ce15" office:value-type="string" table:number-columns-spanned="1" table:number-rows-spanned="2">
            <text:p><text:a xlink:href="python://if%20test=%22sequence==0%22" xlink:type="simple">if</text:a> Số tiền cọc <text:a xlink:href="python:///if" xlink:type="simple">/if</text:a></text:p>
            <text:p><text:span text:style-name="T1"><text:a xlink:href="python://if%20test=%22sequence!=0%22" xlink:type="simple">if</text:a></text:span><text:span text:style-name="T1"> Số tiền </text:span><text:span text:style-name="T1"><text:a xlink:href="python:///if" xlink:type="simple">/if</text:a></text:span></text:p>
          </table:table-cell>
          <table:table-cell table:style-name="ce37" office:value-type="string" table:number-columns-spanned="1" table:number-rows-spanned="2">
            <text:p><text:a xlink:href="python://line['amount']" xlink:type="simple">amount</text:a></text:p>
          </table:table-cell>
          <table:table-cell table:style-name="ce57" office:value-type="string" table:number-columns-spanned="1" table:number-rows-spanned="2">
            <text:p>USD/MT</text:p>
          </table:table-cell>
          <table:table-cell table:style-name="ce69" office:value-type="string" table:number-columns-spanned="1" table:number-rows-spanned="2">
            <text:p>Ngày ghi có</text:p>
          </table:table-cell>
          <table:table-cell table:style-name="ce74" office:value-type="string" table:number-columns-spanned="1" table:number-rows-spanned="2">
            <text:p><text:a xlink:href="python://convert_date(line['date'])" xlink:type="simple">date</text:a></text:p>
          </table:table-cell>
          <table:table-cell table:style-name="ce69" office:value-type="string" table:number-columns-spanned="1" table:number-rows-spanned="2">
            <text:p>N.Hàng</text:p>
          </table:table-cell>
          <table:table-cell table:style-name="ce87" office:value-type="string" table:number-columns-spanned="1" table:number-rows-spanned="2">
            <text:p><text:a xlink:href="python://get_journal(line['journal_id'])" xlink:type="simple">get_journal</text:a></text:p>
          </table:table-cell>
          <table:table-cell table:style-name="ce69" office:value-type="string" table:number-columns-spanned="1" table:number-rows-spanned="2">
            <text:p>KT xác nhận</text:p>
          </table:table-cell>
          <table:table-cell table:style-name="ce87" table:number-columns-spanned="1" table:number-rows-spanned="2"/>
          <table:table-cell table:number-columns-repeated="1015"/>
        </table:table-row>
        <table:table-row table:style-name="ro4">
          <table:covered-table-cell table:style-name="ce16"/>
          <table:covered-table-cell table:style-name="ce38"/>
          <table:covered-table-cell table:style-name="ce58"/>
          <table:covered-table-cell table:style-name="ce70"/>
          <table:covered-table-cell table:style-name="ce75"/>
          <table:covered-table-cell table:style-name="ce70"/>
          <table:covered-table-cell table:style-name="ce75"/>
          <table:covered-table-cell table:style-name="ce70"/>
          <table:covered-table-cell table:style-name="ce75"/>
          <table:table-cell table:number-columns-repeated="1015"/>
        </table:table-row>
        <table:table-row table:style-name="ro15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8"/>
          <table:table-cell table:number-columns-repeated="1015"/>
        </table:table-row>
        <table:table-row table:style-name="ro16">
          <table:table-cell table:style-name="ce18" table:number-columns-repeated="9"/>
          <table:table-cell table:number-columns-repeated="1015"/>
        </table:table-row>
        <table:table-row table:style-name="ro9">
          <table:table-cell table:style-name="ce18" office:value-type="string">
            <text:p>* LC</text:p>
          </table:table-cell>
          <table:table-cell table:style-name="ce39" office:value-type="string">
            <text:p><text:a xlink:href="python://if%20test=%22o.dk_thanhtoan_id.loai=='lc'%22" xlink:type="simple">if</text:a> <text:s/>X <text:s/><text:a xlink:href="python:///if" xlink:type="simple">/if</text:a></text:p>
          </table:table-cell>
          <table:table-cell table:style-name="ce18" office:value-type="string">
            <text:p>Ngày nhận LC</text:p>
          </table:table-cell>
          <table:table-cell table:style-name="ce43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39"/>
          <table:table-cell table:style-name="ce18" table:number-columns-repeated="3"/>
          <table:table-cell table:style-name="ce63"/>
          <table:table-cell table:number-columns-repeated="1015"/>
        </table:table-row>
        <table:table-row table:style-name="ro17">
          <table:table-cell table:style-name="ce18" table:number-columns-repeated="8"/>
          <table:table-cell table:style-name="ce63"/>
          <table:table-cell table:number-columns-repeated="1015"/>
        </table:table-row>
        <table:table-row table:style-name="ro9">
          <table:table-cell table:style-name="ce18" office:value-type="string">
            <text:p>* DP</text:p>
          </table:table-cell>
          <table:table-cell table:style-name="ce39" office:value-type="string">
            <text:p><text:a xlink:href="python://if%20test=%22o.dk_thanhtoan_id.loai=='dp'%22" xlink:type="simple">if</text:a> <text:s/>X <text:s/><text:a xlink:href="python:///if" xlink:type="simple">/if</text:a></text:p>
          </table:table-cell>
          <table:table-cell table:style-name="ce18" table:number-columns-repeated="6"/>
          <table:table-cell table:style-name="ce63"/>
          <table:table-cell table:number-columns-repeated="1015"/>
        </table:table-row>
        <table:table-row table:style-name="ro9">
          <table:table-cell table:style-name="ce18"/>
          <table:table-cell table:style-name="ce40"/>
          <table:table-cell table:style-name="ce18" table:number-columns-repeated="6"/>
          <table:table-cell table:style-name="ce63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8" table:number-columns-repeated="7"/>
          <table:table-cell table:style-name="ce63"/>
          <table:table-cell table:number-columns-repeated="1015"/>
        </table:table-row>
        <table:table-row table:style-name="ro9">
          <table:table-cell table:style-name="ce14" office:value-type="string" table:number-columns-spanned="9" table:number-rows-spanned="1">
            <text:p><text:a xlink:href="python://for each=&quot;line in get_giaohang(o.id)&quot;" xlink:type="simple">for</text:a></text:p>
          </table:table-cell>
          <table:covered-table-cell table:number-columns-repeated="7" table:style-name="ce18"/>
          <table:covered-table-cell table:style-name="ce63"/>
          <table:table-cell table:number-columns-repeated="1015"/>
        </table:table-row>
        <table:table-row table:style-name="ro9">
          <table:table-cell table:style-name="ce19"/>
          <table:table-cell table:style-name="ce18" table:number-columns-repeated="7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41" office:value-type="string">
            <text:p><text:a xlink:href="python://get_delivery_order(line['picking_id'])['nguon_hang']" xlink:type="simple">nguon_hang</text:a></text:p>
          </table:table-cell>
          <table:table-cell table:style-name="ce18"/>
          <table:table-cell table:style-name="ce13" office:value-type="string">
            <text:p>Phụ trách giao hàng</text:p>
          </table:table-cell>
          <table:table-cell table:style-name="ce18"/>
          <table:table-cell table:style-name="ce41" office:value-type="string">
            <text:p><text:a xlink:href="python://get_delivery_order(line['picking_id'])['pt_giaohang']" xlink:type="simple">pt_giaohang</text:a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41" office:value-type="string">
            <text:p><text:a xlink:href="python://convert_date(get_delivery_order(line['picking_id'])['ngay_xuat_kho'])" xlink:type="simple">ngay_xuat_kho</text:a></text:p>
          </table:table-cell>
          <table:table-cell table:style-name="ce59"/>
          <table:table-cell table:style-name="ce13" office:value-type="string">
            <text:p>Cảng đến</text:p>
          </table:table-cell>
          <table:table-cell table:style-name="ce18"/>
          <table:table-cell table:style-name="ce41" office:value-type="string">
            <text:p><text:a xlink:href="python://get_cang_den(line['draft_bl_id'])" xlink:type="simple">get_cang_den</text:a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42" office:value-type="string">
            <text:p><text:span text:style-name="T3"><text:a xlink:href="python://convert_date(line['etd_date'])" xlink:type="simple">etd_date</text:a></text:span></text:p>
          </table:table-cell>
          <table:table-cell table:style-name="ce59"/>
          <table:table-cell table:style-name="ce13" office:value-type="string">
            <text:p>Giá cước</text:p>
          </table:table-cell>
          <table:table-cell table:style-name="ce18"/>
          <table:table-cell table:style-name="ce82" office:value-type="string">
            <text:p><text:span text:style-name="T3"><text:a xlink:href="python://line['cuoc_tau']" xlink:type="simple">cuoc_tau</text:a></text:span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3" office:value-type="string">
            <text:p>ETA</text:p>
          </table:table-cell>
          <table:table-cell table:style-name="ce42" office:value-type="string">
            <text:p><text:span text:style-name="T3"><text:a xlink:href="python://convert_date(line['eta_date'])" xlink:type="simple">eta_date</text:a></text:span></text:p>
          </table:table-cell>
          <table:table-cell table:style-name="ce18" table:number-columns-repeated="3"/>
          <table:table-cell table:style-name="ce59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4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43"/>
          <table:covered-table-cell table:number-columns-repeated="4" table:style-name="ce60"/>
          <table:covered-table-cell table:number-columns-repeated="2" table:style-name="ce18"/>
          <table:covered-table-cell table:style-name="ce63"/>
          <table:table-cell table:number-columns-repeated="1015"/>
        </table:table-row>
        <table:table-row table:style-name="ro18">
          <table:table-cell table:style-name="ce20"/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21" office:value-type="string">
            <text:p><text:span text:style-name="T2">2.3. Chứng từ</text:span>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Phụ trách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Ngày gửi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Số chuyển phát nhanh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22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table:number-columns-repeated="2"/>
          <table:table-cell table:number-columns-repeated="1022"/>
        </table:table-row>
        <table:table-row table:style-name="ro9">
          <table:table-cell table:style-name="ce23"/>
          <table:table-cell table:style-name="ce45"/>
          <table:table-cell table:style-name="ce61" table:number-columns-repeated="6"/>
          <table:table-cell table:style-name="ce99"/>
          <table:table-cell table:number-columns-repeated="1015"/>
        </table:table-row>
        <table:table-row table:style-name="ro9" table:number-rows-repeated="2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3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3">
          <table:table-cell table:style-name="ce25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3" table:number-rows-repeated="3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7">
          <table:table-cell table:style-name="ce24"/>
          <table:table-cell table:style-name="ce46" table:number-columns-repeated="7"/>
          <table:table-cell table:style-name="ce100"/>
          <table:table-cell table:number-columns-repeated="1015"/>
        </table:table-row>
        <table:table-row table:style-name="ro13">
          <table:table-cell table:style-name="ce26"/>
          <table:table-cell table:style-name="ce47" table:number-columns-repeated="7"/>
          <table:table-cell table:style-name="ce96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94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8" office:value-type="string" table:number-columns-spanned="2" table:number-rows-spanned="1">
            <text:p>GIÁM ĐỐC</text:p>
          </table:table-cell>
          <table:covered-table-cell table:style-name="ce95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9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8" office:value-type="string" table:number-columns-spanned="2" table:number-rows-spanned="1">
            <text:p>VŨ ANH PHONG</text:p>
          </table:table-cell>
          <table:covered-table-cell table:style-name="ce95"/>
          <table:table-cell table:number-columns-repeated="1016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phuoc </dc:creator>
    <dc:date>2015-11-12T11:39:14</dc:date>
    <meta:generator>LibreOffice/3.5$Linux_x86 LibreOffice_project/350m1$Build-2</meta:generator>
    <meta:editing-duration>PT4H29M37S</meta:editing-duration>
    <meta:editing-cycles>81</meta:editing-cycles>
    <meta:document-statistic meta:table-count="1" meta:cell-count="83" meta:object-count="0"/>
  </office:meta>
</office:document-meta>
</file>